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6.89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452.61pt"/>
    </style:style>
    <style:style style:name="co6" style:family="table-column">
      <style:table-column-properties fo:break-before="auto" style:column-width="342.74pt"/>
    </style:style>
    <style:style style:name="co7" style:family="table-column">
      <style:table-column-properties fo:break-before="auto" style:column-width="284.06pt"/>
    </style:style>
    <style:style style:name="co8" style:family="table-column">
      <style:table-column-properties fo:break-before="auto" style:column-width="162.85pt"/>
    </style:style>
    <style:style style:name="co9" style:family="table-column">
      <style:table-column-properties fo:break-before="auto" style:column-width="303.36pt"/>
    </style:style>
    <style:style style:name="co11" style:family="table-column">
      <style:table-column-properties fo:break-before="auto" style:column-width="394.44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transparent"/>
      <style:text-properties fo:color="#111111" fo:font-size="13pt" style:font-size-asian="13pt" style:font-size-complex="13pt"/>
    </style:style>
    <style:style style:name="ce19" style:family="table-cell" style:parent-style-name="Default">
      <style:table-cell-properties fo:background-color="#fff450"/>
      <style:text-properties fo:color="#111111" fo:font-size="13pt" style:font-size-asian="13pt" style:font-size-complex="13pt"/>
    </style:style>
    <style:style style:name="ce20" style:family="table-cell" style:parent-style-name="Default">
      <style:table-cell-properties fo:background-color="#ed1c24"/>
      <style:text-properties fo:color="#111111" fo:font-size="13pt" style:font-size-asian="13pt" style:font-size-complex="13pt"/>
    </style:style>
    <style:style style:name="ce21" style:family="table-cell" style:parent-style-name="Default">
      <style:text-properties fo:color="#111111"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color="#111111" fo:font-size="13pt" style:font-size-asian="13pt" style:font-size-complex="13pt"/>
    </style:style>
    <style:style style:name="ce23" style:family="table-cell" style:parent-style-name="Default">
      <style:table-cell-properties fo:background-color="#fff450" style:text-align-source="fix" style:repeat-content="false"/>
      <style:paragraph-properties fo:text-align="center"/>
      <style:text-properties fo:color="#111111" fo:font-size="13pt" style:font-size-asian="13pt" style:font-size-complex="13pt"/>
    </style:style>
    <style:style style:name="ce24" style:family="table-cell" style:parent-style-name="Default">
      <style:table-cell-properties fo:background-color="#ed1c24" style:text-align-source="fix" style:repeat-content="false"/>
      <style:paragraph-properties fo:text-align="center"/>
      <style:text-properties fo:color="#111111"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color="#111111" fo:font-size="13pt" style:font-size-asian="13pt" style:font-size-complex="13pt"/>
    </style:style>
    <style:style style:name="ce26" style:family="table-cell" style:parent-style-name="Default">
      <style:table-cell-properties fo:background-color="#adc5e7" style:text-align-source="fix" style:repeat-content="false"/>
      <style:paragraph-properties fo:text-align="center"/>
      <style:text-properties fo:color="#111111" fo:font-size="13pt" style:font-size-asian="13pt" style:font-size-complex="13pt"/>
    </style:style>
    <style:style style:name="ce27" style:family="table-cell" style:parent-style-name="Default">
      <style:table-cell-properties fo:background-color="transparent"/>
      <style:text-properties fo:color="#111111"/>
    </style:style>
    <style:style style:name="ce28" style:family="table-cell" style:parent-style-name="Default">
      <style:table-cell-properties fo:background-color="#fff450"/>
      <style:text-properties fo:color="#111111"/>
    </style:style>
    <style:style style:name="ce29" style:family="table-cell" style:parent-style-name="Default">
      <style:table-cell-properties fo:background-color="#ed1c24"/>
      <style:text-properties fo:color="#111111"/>
    </style:style>
    <style:style style:name="ce30" style:family="table-cell" style:parent-style-name="Default">
      <style:text-properties fo:color="#1111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5"/>
        <table:table-column table:style-name="co7" table:default-cell-style-name="ce25"/>
        <table:table-column table:style-name="co8" table:default-cell-style-name="ce26"/>
        <table:table-column table:style-name="co9" table:default-cell-style-name="ce26"/>
        <table:table-column table:style-name="co11" table:default-cell-style-name="ce22"/>
        <table:table-column table:style-name="co10" table:number-columns-repeated="1011" table:default-cell-style-name="ce21"/>
        <table:table-column table:style-name="co10" table:number-columns-repeated="4" table:default-cell-style-name="ce30"/>
        <table:table-row table:style-name="ro3">
          <table:table-cell table:style-name="ce18" table:number-columns-repeated="4"/>
          <table:table-cell table:style-name="ce22" office:value-type="string" calcext:value-type="string">
            <text:p><text:a xlink:href="https://www.aliexpress.com/store/1361740?spm=a2g0o.cart.0.0.474838da2fR84v" xlink:type="simple">DSSRQI Official Store</text:a></text:p>
          </table:table-cell>
          <table:table-cell table:style-name="ce22" office:value-type="string" calcext:value-type="string">
            <text:p><text:a xlink:href="https://www.aliexpress.com/store/419744?spm=a2g0o.cart.0.0.474838da2fR84v" xlink:type="simple">IC supermarket Store</text:a></text:p>
          </table:table-cell>
          <table:table-cell office:value-type="string" calcext:value-type="string">
            <text:p><text:a xlink:href="https://www.aliexpress.com/store/1815642?spm=a2g0o.cart.0.0.17bc38daktmrER" xlink:type="simple">Victory Electronic</text:a></text:p>
          </table:table-cell>
          <table:table-cell office:value-type="string" calcext:value-type="string">
            <text:p><text:a xlink:href="https://www.aliexpress.com/store/1911309?spm=a2g0o.cart.0.0.474838da2fR84v" xlink:type="simple">Fantasy Electronics CO., Ltd</text:a></text:p>
          </table:table-cell>
          <table:table-cell office:value-type="string" calcext:value-type="string">
            <text:p><text:a xlink:href="https://www.aliexpress.com/store/1847793?spm=a2g0o.store_pc_allProduct.pcShopHead_46656884.0" xlink:type="simple">GY Store</text:a></text:p>
          </table:table-cell>
          <table:table-cell table:style-name="ce18" table:number-columns-repeated="1011"/>
          <table:table-cell table:style-name="ce27"/>
          <table:table-cell table:number-columns-repeated="3"/>
        </table:table-row>
        <table:table-row table:style-name="ro3">
          <table:table-cell table:style-name="ce19" office:value-type="string" calcext:value-type="string">
            <text:p>U8, U32, 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74HC00</text:p>
          </table:table-cell>
          <table:table-cell table:style-name="ce19" office:value-type="string" calcext:value-type="string">
            <text:p>Quadruple 2-Input Positive-NAND Gates</text:p>
          </table:table-cell>
          <table:table-cell table:style-name="ce23"/>
          <table:table-cell table:style-name="ce23"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style-name="ce19" office:value-type="string" calcext:value-type="string">
            <text:p>U11, 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74HC02</text:p>
          </table:table-cell>
          <table:table-cell table:style-name="ce19" office:value-type="string" calcext:value-type="string">
            <text:p>Quadruple 2-Input Positive-NOR Gates</text:p>
          </table:table-cell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style-name="ce19" office:value-type="string" calcext:value-type="string">
            <text:p>U1, U7, 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74HC04</text:p>
          </table:table-cell>
          <table:table-cell table:style-name="ce19" office:value-type="string" calcext:value-type="string">
            <text:p>Hex Inverters</text:p>
          </table:table-cell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style-name="ce19" office:value-type="string" calcext:value-type="string">
            <text:p>U12, U34, U49, 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74HC08</text:p>
          </table:table-cell>
          <table:table-cell table:style-name="ce19" office:value-type="string" calcext:value-type="string">
            <text:p>Quadruple 2-Input Positive-AND Gates</text:p>
          </table:table-cell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style-name="ce20" office:value-type="string" calcext:value-type="string">
            <text:p>U4, 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74HC11</text:p>
          </table:table-cell>
          <table:table-cell table:style-name="ce20" office:value-type="string" calcext:value-type="string">
            <text:p>Triple 3-Input Positive-AND Gates</text:p>
          </table:table-cell>
          <table:table-cell table:style-name="ce24" table:number-columns-repeated="2"/>
          <table:table-cell table:style-name="ce24" office:value-type="string" calcext:value-type="string">
            <text:p>**</text:p>
          </table:table-cell>
          <table:table-cell table:style-name="ce24" table:number-columns-repeated="2"/>
          <table:table-cell table:style-name="ce20" table:number-columns-repeated="1011"/>
          <table:table-cell table:style-name="ce29" table:number-columns-repeated="4"/>
        </table:table-row>
        <table:table-row table:style-name="ro3">
          <table:table-cell table:style-name="ce19" office:value-type="string" calcext:value-type="string">
            <text:p>U2, 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74HC14</text:p>
          </table:table-cell>
          <table:table-cell table:style-name="ce19" office:value-type="string" calcext:value-type="string">
            <text:p>Hex Schmitt-Trigger Inverters</text:p>
          </table:table-cell>
          <table:table-cell table:style-name="ce23" office:value-type="string" calcext:value-type="string">
            <text:p>* 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style-name="ce19" office:value-type="string" calcext:value-type="string">
            <text:p>U3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74HC32</text:p>
          </table:table-cell>
          <table:table-cell table:style-name="ce19" office:value-type="string" calcext:value-type="string">
            <text:p>Quadruple 2-Input Positive-OR Gates</text:p>
          </table:table-cell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style-name="ce20" office:value-type="string" calcext:value-type="string">
            <text:p>U3, 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74HC93</text:p>
          </table:table-cell>
          <table:table-cell table:style-name="ce20" office:value-type="string" calcext:value-type="string">
            <text:p>4-bit Binary Counters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table:number-columns-repeated="3"/>
          <table:table-cell table:style-name="ce20" table:number-columns-repeated="1011"/>
          <table:table-cell table:style-name="ce29" table:number-columns-repeated="4"/>
        </table:table-row>
        <table:table-row table:style-name="ro3">
          <table:table-cell table:style-name="ce19" office:value-type="string" calcext:value-type="string">
            <text:p>U13, U15, U33, 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74HC74</text:p>
          </table:table-cell>
          <table:table-cell table:style-name="ce19" office:value-type="string" calcext:value-type="string">
            <text:p>Dual D-Type Positive-Edge-Triggered Flip-Flops With Clear And Preset</text:p>
          </table:table-cell>
          <table:table-cell table:style-name="ce23" office:value-type="string" calcext:value-type="string">
            <text:p>*</text:p>
          </table:table-cell>
          <table:table-cell table:style-name="ce23"/>
          <table:table-cell office:value-type="string" calcext:value-type="string">
            <text:p>**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style-name="ce19" office:value-type="string" calcext:value-type="string">
            <text:p>U9, 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74HC86</text:p>
          </table:table-cell>
          <table:table-cell table:style-name="ce19" office:value-type="string" calcext:value-type="string">
            <text:p>Quadruple 2-Input Exclusive-OR Gates</text:p>
          </table:table-cell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style-name="ce19" office:value-type="string" calcext:value-type="string">
            <text:p>U37, U38, 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74HC153</text:p>
          </table:table-cell>
          <table:table-cell table:style-name="ce19" office:value-type="string" calcext:value-type="string">
            <text:p>Dual 4-Line To 1-Line Data Selectors/Multiplexers</text:p>
          </table:table-cell>
          <table:table-cell table:style-name="ce23"/>
          <table:table-cell table:style-name="ce23"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/>
          <table:table-cell table:style-name="ce23"/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style-name="ce19" office:value-type="string" calcext:value-type="string">
            <text:p>U41, 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74HC166</text:p>
          </table:table-cell>
          <table:table-cell table:style-name="ce19" office:value-type="string" calcext:value-type="string">
            <text:p>8-bit Parallel-Load Shift Registers</text:p>
          </table:table-cell>
          <table:table-cell table:style-name="ce23"/>
          <table:table-cell table:style-name="ce2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style-name="ce23"/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style-name="ce20" office:value-type="string" calcext:value-type="string">
            <text:p>U5, U10, 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74HC193</text:p>
          </table:table-cell>
          <table:table-cell table:style-name="ce20" office:value-type="string" calcext:value-type="string">
            <text:p>4-bit Synchronous Up/Down Counters (Dual Clock With Clear)</text:p>
          </table:table-cell>
          <table:table-cell table:style-name="ce24" table:number-columns-repeated="3"/>
          <table:table-cell table:number-columns-repeated="2" table:style-name="ce24" office:value-type="string" calcext:value-type="string">
            <text:p>*</text:p>
          </table:table-cell>
          <table:table-cell table:style-name="ce20" table:number-columns-repeated="1011"/>
          <table:table-cell table:style-name="ce29" table:number-columns-repeated="4"/>
        </table:table-row>
        <table:table-row table:style-name="ro3">
          <table:table-cell table:style-name="ce19" office:value-type="string" calcext:value-type="string">
            <text:p>U23, U28, 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74HC244</text:p>
          </table:table-cell>
          <table:table-cell table:style-name="ce19" office:value-type="string" calcext:value-type="string">
            <text:p>Octal Buffers/Drivers With 3-State Outputs</text:p>
          </table:table-cell>
          <table:table-cell table:number-columns-repeated="2" table:style-name="ce2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style-name="ce19" office:value-type="string" calcext:value-type="string">
            <text:p>U24, 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74HC245</text:p>
          </table:table-cell>
          <table:table-cell table:style-name="ce19" office:value-type="string" calcext:value-type="string">
            <text:p>Octal Bus Transceivers With 3-State Outputs</text:p>
          </table:table-cell>
          <table:table-cell table:number-columns-repeated="2" table:style-name="ce2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style-name="ce19" office:value-type="string" calcext:value-type="string">
            <text:p>U16, U18, 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74HC273</text:p>
          </table:table-cell>
          <table:table-cell table:style-name="ce19" office:value-type="string" calcext:value-type="string">
            <text:p>8-ch. D-Type Flip-Flops With Clear</text:p>
          </table:table-cell>
          <table:table-cell table:style-name="ce23"/>
          <table:table-cell table:style-name="ce23"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</text:p>
          </table:table-cell>
          <table:table-cell table:style-name="ce23"/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style-name="ce19" office:value-type="string" calcext:value-type="string">
            <text:p>U6, U17, U42, U46, U47, U48, 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74HC257</text:p>
          </table:table-cell>
          <table:table-cell table:style-name="ce19" office:value-type="string" calcext:value-type="string">
            <text:p>Quadruple 2-Line To 1-Line Data Selectors/Multiplexers With 3-State Outputs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style-name="ce19" office:value-type="string" calcext:value-type="string">
            <text:p>U14, 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74HC393</text:p>
          </table:table-cell>
          <table:table-cell table:style-name="ce19" office:value-type="string" calcext:value-type="string">
            <text:p>2-ch. 4-bit Binary Counters</text:p>
          </table:table-cell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style-name="ce19" office:value-type="string" calcext:value-type="string">
            <text:p>U25, U26, U43, 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74HC541</text:p>
          </table:table-cell>
          <table:table-cell table:style-name="ce19" office:value-type="string" calcext:value-type="string">
            <text:p>Octal Buffers/Drivers With 3-State Outputs</text:p>
          </table:table-cell>
          <table:table-cell table:number-columns-repeated="2" table:style-name="ce2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style-name="ce19" office:value-type="string" calcext:value-type="string">
            <text:p>U35, U36, U40, U45, 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74HC574</text:p>
          </table:table-cell>
          <table:table-cell table:style-name="ce19" office:value-type="string" calcext:value-type="string">
            <text:p>Octal Edge-Triggered D-Type Flip-flops With 3-State Outputs</text:p>
          </table:table-cell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19" table:number-columns-repeated="1011"/>
          <table:table-cell table:style-name="ce28" table:number-columns-repeated="4"/>
        </table:table-row>
        <table:table-row table:style-name="ro3">
          <table:table-cell table:number-columns-repeated="4"/>
          <table:table-cell office:value-type="float" office:value="32.16" calcext:value-type="float">
            <text:p>32.16</text:p>
          </table:table-cell>
          <table:table-cell office:value-type="float" office:value="36.15" calcext:value-type="float">
            <text:p>36.15</text:p>
          </table:table-cell>
          <table:table-cell office:value-type="float" office:value="24.77" calcext:value-type="float">
            <text:p>24.77</text:p>
          </table:table-cell>
          <table:table-cell office:value-type="float" office:value="46.42" calcext:value-type="float">
            <text:p>46.42</text:p>
          </table:table-cell>
          <table:table-cell office:value-type="float" office:value="31.34" calcext:value-type="float">
            <text:p>31.34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U4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M628512</text:p>
          </table:table-cell>
          <table:table-cell office:value-type="string" calcext:value-type="string">
            <text:p>Static Random Access Memory 4Mbit(512BX8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5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724</text:p>
          </table:table-cell>
          <table:table-cell office:value-type="string" calcext:value-type="string">
            <text:p>RGB to NTSC/PAL Encoder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-3-8910</text:p>
          </table:table-cell>
          <table:table-cell office:value-type="string" calcext:value-type="string">
            <text:p>Programmable Sound Generator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-3-8912_DUMMY</text:p>
          </table:table-cell>
          <table:table-cell office:value-type="string" calcext:value-type="string">
            <text:p>Programmable Sound Gen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-3-8913_DUMMY</text:p>
          </table:table-cell>
          <table:table-cell office:value-type="string" calcext:value-type="string">
            <text:p>Programmable Sound Gen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11</text:p>
          </table:table-cell>
          <table:table-cell office:value-type="string" calcext:value-type="string">
            <text:p>Voltage Comparator, DIP-8/SOIC-8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80CPU</text:p>
          </table:table-cell>
          <table:table-cell office:value-type="string" calcext:value-type="string">
            <text:p>8-Bit General Purpose Microprocess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29, U3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16V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3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F040</text:p>
          </table:table-cell>
          <table:table-cell office:value-type="string" calcext:value-type="string">
            <text:p>Generic Flash ROM 4Mbit(512Kbx8)</text:p>
          </table:table-cell>
          <table:table-cell table:number-columns-repeated="102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 style:data-style-name="N2" text:time-value="00:34:28.403678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1T10:21:10.502920291</meta:creation-date>
    <dc:date>2022-07-02T00:39:23.113013544</dc:date>
    <meta:editing-duration>PT56M15S</meta:editing-duration>
    <meta:editing-cycles>4</meta:editing-cycles>
    <meta:generator>LibreOffice/6.0.7.3$Linux_X86_64 LibreOffice_project/00m0$Build-3</meta:generator>
    <meta:document-statistic meta:table-count="2" meta:cell-count="204" meta:object-count="0"/>
  </office:meta>
</office:document-meta>
</file>